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P1" style:family="paragraph" style:parent-style-name="Text_20_body" style:list-style-name="Numbering_20_1"/>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principales_methodes_de_la_classe_doc"/>Principales méthodes de la classe Doc<text:bookmark-end text:name="principales_methodes_de_la_classe_doc"/></text:h>
      <text:p text:style-name="Text_20_body"><text:a xlink:type="simple" xlink:href="http://www.freedom-ecm.org/freedom-api/FREEDOM/CORE/Doc.html">La classe Doc</text:a></text:p>
      <text:h text:style-name="Heading_20_3" text:outline-level="3"><text:bookmark-start text:name="lock"/>lock<text:bookmark-end text:name="lock"/></text:h>
      <text:p text:style-name="Text_20_body">La méthode <text:a xlink:type="simple" xlink:href="http://www.freedom-ecm.org/freedom-api/FREEDOM/CORE/Doc.html#lock">lock</text:a> permet de verrouiller un document avec l'utilisateur couramment connecté. </text:p>
      <text:p text:style-name="Preformatted_20_Text">include_once("FDL/Class.Doc.php");<text:line-break/><text:line-break/>$dbaccess=getParam("FREEDOM_DB");<text:line-break/>$doc=new_doc($dbaccess,4567);<text:line-break/>if ($doc-&gt;isAlive()) {<text:line-break/> <text:s/>$err=$doc-&gt;lock();<text:line-break/> <text:s/><text:line-break/>}<text:line-break/><text:line-break/></text:p>
      <text:p text:style-name="Text_20_body">La méthode isLocked() permet de savoir s'il y a un verrou posé. La propriété <text:span text:style-name="Source_20_Text">locked</text:span> contient l'identificateur système de l'utilisateur qui a verrouillé.</text:p>
      <text:h text:style-name="Heading_20_3" text:outline-level="3"><text:bookmark-start text:name="unlock"/>unlock<text:bookmark-end text:name="unlock"/></text:h>
      <text:h text:style-name="Heading_20_3" text:outline-level="3"><text:bookmark-start text:name="addrevision"/>addRevision<text:bookmark-end text:name="addrevision"/></text:h>
      <text:h text:style-name="Heading_20_3" text:outline-level="3"><text:bookmark-start text:name="attachtimer"/>attachTimer<text:bookmark-end text:name="attachtimer"/></text:h>
      <text:p text:style-name="Text_20_body">La méthode <text:a xlink:type="simple" xlink:href="http://www.freedom-ecm.org/freedom-api/FREEDOM/CORE/Doc.html#attachTimer">attachTimer</text:a> permet d'attacher un <text:a xlink:type="simple" xlink:href="http://www.freedom-ecm.org/freedom_2.14/devel/admin/cycle_de_vie/timers">minuteur</text:a> à un document. </text:p>
      <text:p text:style-name="Preformatted_20_Text">include_once("FDL/Class.Doc.php");<text:line-break/> <text:line-break/>$dbaccess=getParam("FREEDOM_DB");<text:line-break/>$doc=new_doc($dbaccess,4567);<text:line-break/>$timer=new_doc($dbaccess,47232);<text:line-break/>if ($doc-&gt;isAlive()) {<text:line-break/> <text:s/>$err=$doc-&gt;attachTimer($timer);<text:line-break/> <text:s/>if ($err) print "$err";<text:line-break/>}<text:line-break/></text:p>
      <text:p text:style-name="Text_20_body">Cette méthode possède un deuxième attribut optionnel pour indiquer quel est le document d'origine du minuteur. Cela est utile par exemple lors qu'un document pilote d'autres documents. Le pilote peut ainsi savoir les minuteurs qu'il a posé. Le troisième attribut optionnel est la date d'exécution de la première action. Si elle n'est pas renseignée, la date d'exécution est égale à maintenant + le premier délai. Si elle est renseignée, cela sera la date posée. Si la date est dans un passé récent (voir <text:a xlink:type="simple" xlink:href="http://www.freedom-ecm.org/freedom_2.14/devel/admin/cycle_de_vie/timers#minuteurs_depasses">minuteur dépassé</text:a>, cela signifiera quelle sera exécutée à la prochaine vérification (toutes les 5 minutes). Autres méthodes relatives :</text:p>
      <text:list xml:id="list1707289552" text:style-name="Numbering_20_1">
        <text:list-item>
          <text:p text:style-name="P1"><text:a xlink:type="simple" xlink:href="http://www.freedom-ecm.org/freedom-api/FREEDOM/CORE/Doc.html#unattachTimer">unattachTimer</text:a></text:p>
        </text:list-item>
        <text:list-item>
          <text:p text:style-name="P1"><text:a xlink:type="simple" xlink:href="http://www.freedom-ecm.org/freedom-api/FREEDOM/CORE/Doc.html#resetDynamicTimers">resetDynamicTimers</text:a></text:p>
        </text:list-item>
        <text:list-item>
          <text:p text:style-name="P1"><text:a xlink:type="simple" xlink:href="http://www.freedom-ecm.org/freedom-api/FREEDOM/CORE/Doc.html#unattachAllTimers">unattachAllTimers</text:a></text:p>
        </text:list-item>
        <text:list-item>
          <text:p text:style-name="P1"><text:a xlink:type="simple" xlink:href="http://www.freedom-ecm.org/freedom-api/FREEDOM/CORE/Doc.html#getAttachedTimers">getAttachedTimers</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19:09</meta:creation-date>
    <meta:document-statistic meta:table-count="0" meta:image-count="0" meta:object-count="0" meta:page-count="1" meta:paragraph-count="16" meta:word-count="189" meta:character-count="1472"/>
    <dc:date>2010-05-28T09:19:31</dc:date>
    <dc:creator>Eric Brison</dc:creator>
    <meta:editing-duration>PT00H00M22S</meta:editing-duration>
    <meta:editing-cycles>1</meta:editing-cycles>
    <meta:generator>OpenOffice.org/3.2$Linux OpenOffice.org_project/320m12$Build-9483</meta:generator>
  </office:meta>
</office:document-meta>
</file>